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Verdana" svg:font-family="Verdana" style:font-family-generic="system" style:font-pitch="variable"/>
  </office:font-face-decls>
  <office:automatic-styles>
    <style:style style:name="P1" style:family="paragraph" style:parent-style-name="Standard">
      <style:paragraph-properties fo:margin-top="0cm" fo:margin-bottom="0cm" style:contextual-spacing="false"/>
      <style:text-properties fo:color="#222222" style:font-name="DejaVu Sans" fo:font-size="13pt" fo:background-color="#ffffff" style:font-size-asian="13pt" style:font-size-complex="13pt"/>
    </style:style>
    <style:style style:name="P2" style:family="paragraph" style:parent-style-name="Standard">
      <style:paragraph-properties fo:margin-top="0cm" fo:margin-bottom="0cm" style:contextual-spacing="false" fo:text-align="justify" style:justify-single-word="false"/>
      <style:text-properties fo:color="#222222" style:font-name="DejaVu Sans" fo:font-size="13pt" fo:background-color="#ffffff" style:font-size-asian="13pt" style:font-size-complex="13pt"/>
    </style:style>
    <style:style style:name="P3" style:family="paragraph" style:parent-style-name="Standard">
      <style:paragraph-properties fo:margin-top="0cm" fo:margin-bottom="0cm" style:contextual-spacing="false" fo:text-align="justify" style:justify-single-word="false"/>
      <style:text-properties fo:color="#222222" style:font-name="DejaVu Sans" fo:font-size="13pt" officeooo:rsid="002397ef" officeooo:paragraph-rsid="002397ef" fo:background-color="#ffffff" style:font-size-asian="13pt" style:font-size-complex="13pt"/>
    </style:style>
    <style:style style:name="P4" style:family="paragraph" style:parent-style-name="Standard">
      <style:paragraph-properties fo:margin-top="0cm" fo:margin-bottom="0cm" style:contextual-spacing="false"/>
      <style:text-properties fo:color="#222222" style:font-name="DejaVu Sans" fo:font-size="13pt" fo:font-weight="bold" fo:background-color="#ffffff" style:font-size-asian="13pt" style:font-weight-asian="bold" style:font-size-complex="13pt"/>
    </style:style>
    <style:style style:name="P5" style:family="paragraph" style:parent-style-name="Standard">
      <style:paragraph-properties fo:margin-top="0cm" fo:margin-bottom="0cm" style:contextual-spacing="false" fo:text-align="justify" style:justify-single-word="false"/>
      <style:text-properties fo:color="#222222" style:font-name="DejaVu Sans" fo:font-size="13pt" fo:font-weight="bold" fo:background-color="#ffffff" style:font-size-asian="13pt" style:font-weight-asian="bold" style:font-size-complex="13pt"/>
    </style:style>
    <style:style style:name="P6" style:family="paragraph" style:parent-style-name="Standard">
      <style:paragraph-properties fo:margin-top="0cm" fo:margin-bottom="0cm" style:contextual-spacing="false" fo:text-align="justify" style:justify-single-word="false"/>
      <style:text-properties fo:color="#222222" style:font-name="DejaVu Sans" fo:font-size="13pt" fo:font-weight="bold" officeooo:paragraph-rsid="00223d78" fo:background-color="#ffffff" style:font-size-asian="13pt" style:font-weight-asian="bold" style:font-size-complex="13pt"/>
    </style:style>
    <style:style style:name="P7" style:family="paragraph" style:parent-style-name="Standard">
      <style:paragraph-properties fo:margin-top="0cm" fo:margin-bottom="0cm" style:contextual-spacing="false"/>
      <style:text-properties fo:color="#222222" style:font-name="DejaVu Sans" fo:font-size="14pt" fo:font-weight="bold" fo:background-color="#ffffff" style:font-size-asian="14pt" style:font-weight-asian="bold" style:font-size-complex="14pt"/>
    </style:style>
    <style:style style:name="P8" style:family="paragraph" style:parent-style-name="Standard">
      <style:paragraph-properties fo:margin-top="0cm" fo:margin-bottom="0cm" style:contextual-spacing="false"/>
      <style:text-properties style:font-name="DejaVu Sans"/>
    </style:style>
    <style:style style:name="P9" style:family="paragraph" style:parent-style-name="Standard">
      <style:paragraph-properties fo:margin-top="0cm" fo:margin-bottom="0cm" style:contextual-spacing="false" fo:text-align="center" style:justify-single-word="false"/>
      <style:text-properties style:font-name="DejaVu Sans" fo:font-size="18pt" style:font-size-asian="18pt" style:font-size-complex="18pt"/>
    </style:style>
    <style:style style:name="P10" style:family="paragraph" style:parent-style-name="Standard">
      <style:paragraph-properties fo:margin-top="0cm" fo:margin-bottom="0cm" style:contextual-spacing="false" fo:text-align="end" style:justify-single-word="false"/>
      <style:text-properties style:font-name="DejaVu Sans" fo:font-size="14pt" style:font-size-asian="14pt" style:font-size-complex="14pt"/>
    </style:style>
    <style:style style:name="P11" style:family="paragraph" style:parent-style-name="Standard">
      <style:paragraph-properties fo:margin-top="0cm" fo:margin-bottom="0cm" style:contextual-spacing="false" fo:text-align="justify" style:justify-single-word="false"/>
      <style:text-properties style:font-name="DejaVu Sans"/>
    </style:style>
    <style:style style:name="P12" style:family="paragraph" style:parent-style-name="Standard">
      <style:paragraph-properties fo:margin-top="0cm" fo:margin-bottom="0cm" style:contextual-spacing="false" fo:text-align="justify" style:justify-single-word="false"/>
      <style:text-properties style:font-name="DejaVu Sans" officeooo:paragraph-rsid="00212e8d"/>
    </style:style>
    <style:style style:name="P13" style:family="paragraph" style:parent-style-name="Standard">
      <style:paragraph-properties fo:margin-top="0cm" fo:margin-bottom="0cm" style:contextual-spacing="false" fo:text-align="justify" style:justify-single-word="false"/>
      <style:text-properties style:font-name="DejaVu Sans" officeooo:paragraph-rsid="00223d78"/>
    </style:style>
    <style:style style:name="P14" style:family="paragraph" style:parent-style-name="Standard">
      <style:paragraph-properties fo:margin-top="0cm" fo:margin-bottom="0cm" style:contextual-spacing="false" fo:text-align="justify" style:justify-single-word="false"/>
      <style:text-properties style:font-name="DejaVu Sans" officeooo:paragraph-rsid="0025c2ed"/>
    </style:style>
    <style:style style:name="P15" style:family="paragraph" style:parent-style-name="Standard">
      <style:paragraph-properties fo:margin-top="0cm" fo:margin-bottom="0cm" style:contextual-spacing="false" fo:text-align="justify" style:justify-single-word="false"/>
      <style:text-properties style:font-name="DejaVu Sans" officeooo:paragraph-rsid="002b40f3"/>
    </style:style>
    <style:style style:name="P16" style:family="paragraph" style:parent-style-name="Standard">
      <style:paragraph-properties fo:margin-top="0cm" fo:margin-bottom="0cm" style:contextual-spacing="false" fo:text-align="justify" style:justify-single-word="false"/>
      <style:text-properties style:font-name="DejaVu Sans" officeooo:paragraph-rsid="0033fadb"/>
    </style:style>
    <style:style style:name="P17" style:family="paragraph" style:parent-style-name="Standard">
      <style:paragraph-properties fo:margin-top="0cm" fo:margin-bottom="0cm" style:contextual-spacing="false" fo:text-align="justify" style:justify-single-word="false"/>
      <style:text-properties fo:color="#ff00ff" style:font-name="DejaVu Sans" fo:font-size="13pt" fo:background-color="#ffffff" style:font-size-asian="13pt" style:font-size-complex="13pt"/>
    </style:style>
    <style:style style:name="P18" style:family="paragraph" style:parent-style-name="Standard">
      <style:paragraph-properties fo:margin-left="0cm" fo:margin-right="-1.27cm" fo:margin-top="0cm" fo:margin-bottom="0cm" style:contextual-spacing="false" fo:text-align="justify" style:justify-single-word="false" fo:text-indent="0cm" style:auto-text-indent="false"/>
      <style:text-properties style:font-name="DejaVu Sans"/>
    </style:style>
    <style:style style:name="P19" style:family="paragraph" style:parent-style-name="Standard">
      <style:paragraph-properties fo:margin-left="0cm" fo:margin-right="-1.27cm" fo:margin-top="0cm" fo:margin-bottom="0cm" style:contextual-spacing="false" fo:text-align="justify" style:justify-single-word="false" fo:text-indent="0cm" style:auto-text-indent="false"/>
      <style:text-properties style:font-name="DejaVu Sans" officeooo:paragraph-rsid="002aaf0c"/>
    </style:style>
    <style:style style:name="P20" style:family="paragraph" style:parent-style-name="Standard">
      <style:paragraph-properties fo:margin-left="0cm" fo:margin-right="-1.27cm" fo:margin-top="0cm" fo:margin-bottom="0cm" style:contextual-spacing="false" fo:text-align="justify" style:justify-single-word="false" fo:text-indent="0cm" style:auto-text-indent="false"/>
      <style:text-properties style:font-name="DejaVu Sans" officeooo:paragraph-rsid="0027a04e"/>
    </style:style>
    <style:style style:name="P21" style:family="paragraph" style:parent-style-name="Standard">
      <style:paragraph-properties fo:margin-left="0cm" fo:margin-right="-1.27cm" fo:margin-top="0cm" fo:margin-bottom="0cm" style:contextual-spacing="false" fo:text-align="justify" style:justify-single-word="false" fo:text-indent="0cm" style:auto-text-indent="false"/>
      <style:text-properties style:font-name="DejaVu Sans" fo:font-size="13pt" fo:background-color="#ffffff" style:font-size-asian="13pt" style:font-size-complex="13pt"/>
    </style:style>
    <style:style style:name="P22" style:family="paragraph" style:parent-style-name="Standard">
      <style:paragraph-properties fo:margin-left="0cm" fo:margin-right="-1.27cm" fo:margin-top="0cm" fo:margin-bottom="0cm" style:contextual-spacing="false" fo:text-align="justify" style:justify-single-word="false" fo:text-indent="0cm" style:auto-text-indent="false"/>
      <style:text-properties fo:color="#222222" style:font-name="DejaVu Sans" fo:font-size="13pt" fo:background-color="#ffffff" style:font-size-asian="13pt" style:font-size-complex="13pt"/>
    </style:style>
    <style:style style:name="P23" style:family="paragraph" style:parent-style-name="Standard">
      <style:paragraph-properties fo:margin-left="0cm" fo:margin-right="-1.27cm" fo:margin-top="0cm" fo:margin-bottom="0cm" style:contextual-spacing="false" fo:text-align="justify" style:justify-single-word="false" fo:text-indent="0cm" style:auto-text-indent="false"/>
      <style:text-properties fo:color="#222222" style:font-name="DejaVu Sans" fo:font-size="13pt" fo:font-weight="bold" fo:background-color="#ffffff" style:font-size-asian="13pt" style:font-weight-asian="bold" style:font-size-complex="13pt"/>
    </style:style>
    <style:style style:name="P24" style:family="paragraph" style:parent-style-name="Standard">
      <style:paragraph-properties fo:margin-left="0cm" fo:margin-right="-1.27cm" fo:margin-top="0cm" fo:margin-bottom="0cm" style:contextual-spacing="false" fo:text-align="justify" style:justify-single-word="false" fo:text-indent="0cm" style:auto-text-indent="false"/>
      <style:text-properties fo:color="#222222" style:font-name="DejaVu Sans" fo:font-size="13pt" fo:font-style="italic" fo:font-weight="bold" fo:background-color="#ffffff" style:font-size-asian="13pt" style:font-style-asian="italic" style:font-weight-asian="bold" style:font-size-complex="13pt"/>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DejaVu Sans" fo:font-size="18pt" style:font-size-asian="18pt" style:font-size-complex="18pt"/>
    </style:style>
    <style:style style:name="P26" style:family="paragraph" style:parent-style-name="Standard">
      <style:paragraph-properties fo:margin-top="0cm" fo:margin-bottom="0cm" style:contextual-spacing="false"/>
      <style:text-properties fo:color="#222222" style:font-name="DejaVu Sans" fo:font-size="13pt" fo:background-color="#ffffff" style:font-size-asian="13pt" style:font-size-complex="13pt"/>
    </style:style>
    <style:style style:name="P27" style:family="paragraph" style:parent-style-name="Standard">
      <style:paragraph-properties fo:margin-top="0cm" fo:margin-bottom="0cm" style:contextual-spacing="false"/>
      <style:text-properties fo:color="#222222" style:font-name="DejaVu Sans" fo:font-size="13pt" officeooo:rsid="003e3a09" officeooo:paragraph-rsid="003e3a09" fo:background-color="#ffffff" style:font-size-asian="13pt" style:font-size-complex="13pt"/>
    </style:style>
    <style:style style:name="P28" style:family="paragraph" style:parent-style-name="Standard" style:list-style-name="WWNum6">
      <style:paragraph-properties fo:margin-left="0.714cm" fo:margin-right="0cm" fo:margin-top="0cm" fo:margin-bottom="0cm" style:contextual-spacing="true" fo:text-indent="-0.635cm" style:auto-text-indent="false"/>
      <style:text-properties style:font-name="DejaVu Sans" fo:font-size="14pt" fo:font-weight="bold" style:font-size-asian="14pt" style:font-weight-asian="bold" style:font-size-complex="14pt"/>
    </style:style>
    <style:style style:name="P29" style:family="paragraph" style:parent-style-name="Standard" style:list-style-name="WWNum9">
      <style:paragraph-properties fo:margin-left="1.27cm" fo:margin-right="0cm" fo:margin-top="0cm" fo:margin-bottom="0cm" style:contextual-spacing="true" fo:text-align="justify" style:justify-single-word="false" fo:text-indent="-0.635cm" style:auto-text-indent="false"/>
      <style:text-properties fo:color="#222222" style:font-name="DejaVu Sans" fo:font-size="14pt" fo:font-weight="bold" fo:background-color="#ffffff" style:font-size-asian="14pt" style:font-weight-asian="bold" style:font-size-complex="14pt"/>
    </style:style>
    <style:style style:name="P30" style:family="paragraph" style:parent-style-name="Standard" style:list-style-name="WWNum2">
      <style:paragraph-properties fo:margin-left="1.27cm" fo:margin-right="0cm" fo:margin-top="0cm" fo:margin-bottom="0cm" style:contextual-spacing="true" fo:text-indent="-0.635cm" style:auto-text-indent="false"/>
      <style:text-properties fo:color="#222222" style:font-name="DejaVu Sans" fo:font-size="14pt" fo:font-weight="bold" fo:background-color="#ffffff" style:font-size-asian="14pt" style:font-weight-asian="bold" style:font-size-complex="14pt"/>
    </style:style>
    <style:style style:name="P31" style:family="paragraph" style:parent-style-name="Standard" style:list-style-name="WWNum11">
      <style:paragraph-properties fo:margin-left="1.27cm" fo:margin-right="0cm" fo:margin-top="0cm" fo:margin-bottom="0cm" style:contextual-spacing="true" fo:text-align="justify" style:justify-single-word="false" fo:text-indent="-0.635cm" style:auto-text-indent="false"/>
      <style:text-properties fo:color="#222222" style:font-name="DejaVu Sans" fo:font-size="14pt" fo:background-color="#ffffff" style:font-size-asian="14pt" style:font-size-complex="14pt"/>
    </style:style>
    <style:style style:name="P32" style:family="paragraph" style:parent-style-name="Standard" style:list-style-name="WWNum5">
      <style:paragraph-properties fo:margin-left="1.27cm" fo:margin-right="0cm" fo:margin-top="0cm" fo:margin-bottom="0cm" style:contextual-spacing="true" fo:text-align="justify" style:justify-single-word="false" fo:text-indent="-0.635cm" style:auto-text-indent="false"/>
      <style:text-properties fo:color="#222222" style:font-name="DejaVu Sans" fo:font-size="13pt" fo:font-weight="bold" fo:background-color="#ffffff" style:font-size-asian="13pt" style:font-weight-asian="bold" style:font-size-complex="13pt"/>
    </style:style>
    <style:style style:name="P33" style:family="paragraph" style:parent-style-name="Standard" style:list-style-name="WWNum7">
      <style:paragraph-properties fo:margin-left="1.27cm" fo:margin-right="0cm" fo:margin-top="0cm" fo:margin-bottom="0cm" style:contextual-spacing="true" fo:text-align="justify" style:justify-single-word="false" fo:text-indent="-0.635cm" style:auto-text-indent="false"/>
      <style:text-properties fo:color="#222222" style:font-name="DejaVu Sans" fo:font-size="13pt" fo:font-weight="bold" fo:background-color="#ffffff" style:font-size-asian="13pt" style:font-weight-asian="bold" style:font-size-complex="13pt"/>
    </style:style>
    <style:style style:name="P34" style:family="paragraph" style:parent-style-name="Standard" style:list-style-name="WWNum4">
      <style:paragraph-properties fo:margin-left="1.27cm" fo:margin-right="0cm" fo:margin-top="0cm" fo:margin-bottom="0cm" style:contextual-spacing="true" fo:text-align="justify" style:justify-single-word="false" fo:text-indent="-0.635cm" style:auto-text-indent="false"/>
      <style:text-properties fo:color="#222222" style:font-name="DejaVu Sans" fo:font-size="13pt" fo:font-weight="bold" fo:background-color="#ffffff" style:font-size-asian="13pt" style:font-weight-asian="bold" style:font-size-complex="13pt"/>
    </style:style>
    <style:style style:name="P35" style:family="paragraph" style:parent-style-name="Standard" style:list-style-name="WWNum1">
      <style:paragraph-properties fo:margin-left="1.27cm" fo:margin-right="0cm" fo:margin-top="0cm" fo:margin-bottom="0cm" style:contextual-spacing="true" fo:text-align="justify" style:justify-single-word="false" fo:text-indent="-0.635cm" style:auto-text-indent="false"/>
      <style:text-properties fo:color="#222222" style:font-name="DejaVu Sans" fo:font-size="13pt" fo:font-weight="bold" fo:background-color="#ffffff" style:font-size-asian="13pt" style:font-weight-asian="bold" style:font-size-complex="13pt"/>
    </style:style>
    <style:style style:name="P36" style:family="paragraph" style:parent-style-name="Standard" style:list-style-name="WWNum8">
      <style:paragraph-properties fo:margin-left="1.27cm" fo:margin-right="0cm" fo:margin-top="0cm" fo:margin-bottom="0cm" style:contextual-spacing="true" fo:text-align="justify" style:justify-single-word="false" fo:text-indent="-0.635cm" style:auto-text-indent="false"/>
      <style:text-properties fo:color="#222222" style:font-name="DejaVu Sans" fo:font-size="13pt" fo:font-weight="bold" fo:background-color="#ffffff" style:font-size-asian="13pt" style:font-weight-asian="bold" style:font-size-complex="13pt"/>
    </style:style>
    <style:style style:name="P37" style:family="paragraph" style:parent-style-name="Standard" style:list-style-name="WWNum3">
      <style:paragraph-properties fo:margin-left="0.953cm" fo:margin-right="0cm" fo:margin-top="0cm" fo:margin-bottom="0cm" style:contextual-spacing="true" fo:text-indent="-0.635cm" style:auto-text-indent="false"/>
      <style:text-properties fo:color="#222222" style:font-name="DejaVu Sans" fo:font-size="14pt" fo:font-weight="bold" fo:background-color="#ffffff" style:font-size-asian="14pt" style:font-weight-asian="bold" style:font-size-complex="14pt"/>
    </style:style>
    <style:style style:name="P38" style:family="paragraph" style:parent-style-name="Standard" style:list-style-name="WWNum10">
      <style:paragraph-properties fo:margin-left="0.45cm" fo:margin-right="0cm" fo:margin-top="0cm" fo:margin-bottom="0cm" style:contextual-spacing="true" fo:text-indent="-0.635cm" style:auto-text-indent="false"/>
      <style:text-properties fo:color="#222222" style:font-name="DejaVu Sans" fo:font-size="14pt" fo:font-weight="bold" fo:background-color="#ffffff" style:font-size-asian="14pt" style:font-weight-asian="bold" style:font-size-complex="14pt"/>
    </style:style>
    <style:style style:name="T1" style:family="text">
      <style:text-properties fo:color="#222222" fo:font-size="13pt" fo:background-color="#ffffff" loext:char-shading-value="0" style:font-size-asian="13pt" style:font-size-complex="13pt"/>
    </style:style>
    <style:style style:name="T2" style:family="text">
      <style:text-properties fo:color="#222222" fo:font-size="13pt" officeooo:rsid="001ebb6c" fo:background-color="#ffffff" loext:char-shading-value="0" style:font-size-asian="13pt" style:font-size-complex="13pt"/>
    </style:style>
    <style:style style:name="T3" style:family="text">
      <style:text-properties fo:color="#222222" fo:font-size="13pt" officeooo:rsid="0020ece7" fo:background-color="#ffffff" loext:char-shading-value="0" style:font-size-asian="13pt" style:font-size-complex="13pt"/>
    </style:style>
    <style:style style:name="T4" style:family="text">
      <style:text-properties fo:color="#222222" fo:font-size="13pt" officeooo:rsid="00223d78" fo:background-color="#ffffff" loext:char-shading-value="0" style:font-size-asian="13pt" style:font-size-complex="13pt"/>
    </style:style>
    <style:style style:name="T5" style:family="text">
      <style:text-properties fo:color="#222222" fo:font-size="13pt" officeooo:rsid="002397ef" fo:background-color="#ffffff" loext:char-shading-value="0" style:font-size-asian="13pt" style:font-size-complex="13pt"/>
    </style:style>
    <style:style style:name="T6" style:family="text">
      <style:text-properties fo:color="#222222" fo:font-size="13pt" officeooo:rsid="00258378" fo:background-color="#ffffff" loext:char-shading-value="0" style:font-size-asian="13pt" style:font-size-complex="13pt"/>
    </style:style>
    <style:style style:name="T7" style:family="text">
      <style:text-properties fo:color="#222222" fo:font-size="13pt" officeooo:rsid="0025c2ed" fo:background-color="#ffffff" loext:char-shading-value="0" style:font-size-asian="13pt" style:font-size-complex="13pt"/>
    </style:style>
    <style:style style:name="T8" style:family="text">
      <style:text-properties fo:color="#222222" fo:font-size="13pt" officeooo:rsid="0027a04e" fo:background-color="#ffffff" loext:char-shading-value="0" style:font-size-asian="13pt" style:font-size-complex="13pt"/>
    </style:style>
    <style:style style:name="T9" style:family="text">
      <style:text-properties fo:color="#222222" fo:font-size="13pt" officeooo:rsid="0029242b" fo:background-color="#ffffff" loext:char-shading-value="0" style:font-size-asian="13pt" style:font-size-complex="13pt"/>
    </style:style>
    <style:style style:name="T10" style:family="text">
      <style:text-properties fo:color="#222222" fo:font-size="13pt" officeooo:rsid="002b40f3" fo:background-color="#ffffff" loext:char-shading-value="0" style:font-size-asian="13pt" style:font-size-complex="13pt"/>
    </style:style>
    <style:style style:name="T11" style:family="text">
      <style:text-properties fo:color="#222222" fo:font-size="13pt" officeooo:rsid="002c9c0d" fo:background-color="#ffffff" loext:char-shading-value="0" style:font-size-asian="13pt" style:font-size-complex="13pt"/>
    </style:style>
    <style:style style:name="T12" style:family="text">
      <style:text-properties fo:color="#222222" fo:font-size="13pt" officeooo:rsid="002f6fc7" fo:background-color="#ffffff" loext:char-shading-value="0" style:font-size-asian="13pt" style:font-size-complex="13pt"/>
    </style:style>
    <style:style style:name="T13" style:family="text">
      <style:text-properties fo:color="#222222" fo:font-size="13pt" officeooo:rsid="00314f25" fo:background-color="#ffffff" loext:char-shading-value="0" style:font-size-asian="13pt" style:font-size-complex="13pt"/>
    </style:style>
    <style:style style:name="T14" style:family="text">
      <style:text-properties fo:color="#222222" fo:font-size="13pt" officeooo:rsid="0033fadb" fo:background-color="#ffffff" loext:char-shading-value="0" style:font-size-asian="13pt" style:font-size-complex="13pt"/>
    </style:style>
    <style:style style:name="T15" style:family="text">
      <style:text-properties fo:color="#222222" fo:font-size="13pt" officeooo:rsid="0035f1dd" fo:background-color="#ffffff" loext:char-shading-value="0" style:font-size-asian="13pt" style:font-size-complex="13pt"/>
    </style:style>
    <style:style style:name="T16" style:family="text">
      <style:text-properties fo:color="#222222" fo:font-size="13pt" officeooo:rsid="00366e74" fo:background-color="#ffffff" loext:char-shading-value="0" style:font-size-asian="13pt" style:font-size-complex="13pt"/>
    </style:style>
    <style:style style:name="T17" style:family="text">
      <style:text-properties fo:color="#222222" fo:font-size="13pt" officeooo:rsid="003b5861" fo:background-color="#ffffff" loext:char-shading-value="0" style:font-size-asian="13pt" style:font-size-complex="13pt"/>
    </style:style>
    <style:style style:name="T18" style:family="text">
      <style:text-properties fo:color="#222222" fo:font-size="13pt" officeooo:rsid="003c1614" fo:background-color="#ffffff" loext:char-shading-value="0" style:font-size-asian="13pt" style:font-size-complex="13pt"/>
    </style:style>
    <style:style style:name="T19" style:family="text">
      <style:text-properties fo:color="#222222" fo:font-size="13pt" officeooo:rsid="003f1b0f" fo:background-color="#ffffff" loext:char-shading-value="0" style:font-size-asian="13pt" style:font-size-complex="13pt"/>
    </style:style>
    <style:style style:name="T20" style:family="text">
      <style:text-properties fo:color="#222222" fo:font-size="13pt" officeooo:rsid="00400d9b" fo:background-color="#ffffff" loext:char-shading-value="0" style:font-size-asian="13pt" style:font-size-complex="13pt"/>
    </style:style>
    <style:style style:name="T21" style:family="text">
      <style:text-properties fo:color="#222222" fo:font-size="13pt" fo:font-weight="bold" fo:background-color="#ffffff" loext:char-shading-value="0" style:font-size-asian="13pt" style:font-weight-asian="bold" style:font-size-complex="13pt"/>
    </style:style>
    <style:style style:name="T22" style:family="text">
      <style:text-properties fo:color="#222222" fo:font-size="13pt" fo:font-weight="bold" officeooo:rsid="00212e8d" fo:background-color="#ffffff" loext:char-shading-value="0" style:font-size-asian="13pt" style:font-weight-asian="bold" style:font-size-complex="13pt"/>
    </style:style>
    <style:style style:name="T23" style:family="text">
      <style:text-properties fo:color="#222222" fo:font-size="13pt" fo:font-weight="bold" officeooo:rsid="0025c2ed" fo:background-color="#ffffff" loext:char-shading-value="0" style:font-size-asian="13pt" style:font-weight-asian="bold" style:font-size-complex="13pt"/>
    </style:style>
    <style:style style:name="T24" style:family="text">
      <style:text-properties fo:color="#222222" fo:font-size="13pt" fo:font-weight="bold" officeooo:rsid="0029242b" fo:background-color="#ffffff" loext:char-shading-value="0" style:font-size-asian="13pt" style:font-weight-asian="bold" style:font-size-complex="13pt"/>
    </style:style>
    <style:style style:name="T25" style:family="text">
      <style:text-properties fo:color="#222222" fo:font-size="13pt" fo:font-weight="bold" officeooo:rsid="002aaf0c" fo:background-color="#ffffff" loext:char-shading-value="0" style:font-size-asian="13pt" style:font-weight-asian="bold" style:font-size-complex="13pt"/>
    </style:style>
    <style:style style:name="T26" style:family="text">
      <style:text-properties fo:color="#222222" fo:font-size="13pt" fo:font-weight="bold" officeooo:rsid="002f6fc7" fo:background-color="#ffffff" loext:char-shading-value="0" style:font-size-asian="13pt" style:font-weight-asian="bold" style:font-size-complex="13pt"/>
    </style:style>
    <style:style style:name="T27" style:family="text">
      <style:text-properties fo:color="#222222" fo:font-size="13pt" fo:font-weight="bold" officeooo:rsid="00314f25" fo:background-color="#ffffff" loext:char-shading-value="0" style:font-size-asian="13pt" style:font-weight-asian="bold" style:font-size-complex="13pt"/>
    </style:style>
    <style:style style:name="T28" style:family="text">
      <style:text-properties fo:color="#222222" fo:font-size="13pt" fo:font-weight="bold" officeooo:rsid="00343ef0" fo:background-color="#ffffff" loext:char-shading-value="0" style:font-size-asian="13pt" style:font-weight-asian="bold" style:font-size-complex="13pt"/>
    </style:style>
    <style:style style:name="T29" style:family="text">
      <style:text-properties fo:color="#222222" fo:font-size="13pt" fo:font-weight="bold" officeooo:rsid="00366e74" fo:background-color="#ffffff" loext:char-shading-value="0" style:font-size-asian="13pt" style:font-weight-asian="bold" style:font-size-complex="13pt"/>
    </style:style>
    <style:style style:name="T30" style:family="text">
      <style:text-properties fo:color="#222222" fo:font-size="13pt" fo:font-weight="bold" officeooo:rsid="003be0f2" fo:background-color="#ffffff" loext:char-shading-value="0" style:font-size-asian="13pt" style:font-weight-asian="bold" style:font-size-complex="13pt"/>
    </style:style>
    <style:style style:name="T31" style:family="text">
      <style:text-properties fo:color="#222222" fo:font-size="13pt" fo:font-style="italic" fo:background-color="#ffffff" loext:char-shading-value="0" style:font-size-asian="13pt" style:font-style-asian="italic" style:font-size-complex="13pt"/>
    </style:style>
    <style:style style:name="T32" style:family="text">
      <style:text-properties fo:color="#222222" fo:font-size="13pt" fo:font-style="italic" fo:font-weight="bold" fo:background-color="#ffffff" loext:char-shading-value="0" style:font-size-asian="13pt" style:font-style-asian="italic" style:font-weight-asian="bold" style:font-size-complex="13pt"/>
    </style:style>
    <style:style style:name="T33" style:family="text">
      <style:text-properties fo:color="#222222" fo:font-size="14pt" fo:background-color="#ffffff" loext:char-shading-value="0" style:font-size-asian="14pt" style:font-size-complex="14pt"/>
    </style:style>
    <style:style style:name="T34" style:family="text">
      <style:text-properties fo:color="#222222" fo:font-size="12pt" fo:background-color="#f8f9fa" loext:char-shading-value="0" style:font-name-asian="Verdana" style:font-size-asian="12pt" style:font-name-complex="Verdana" style:font-size-complex="12pt"/>
    </style:style>
    <style:style style:name="T35" style:family="text">
      <style:text-properties fo:color="#222222" fo:font-size="12pt" officeooo:rsid="00223d78" fo:background-color="#f8f9fa" loext:char-shading-value="0" style:font-name-asian="Verdana" style:font-size-asian="12pt" style:font-name-complex="Verdana" style:font-size-complex="12pt"/>
    </style:style>
    <style:style style:name="T36" style:family="text">
      <style:text-properties fo:color="#ff00ff" fo:font-size="13pt" fo:background-color="#ffffff" loext:char-shading-value="0" style:font-size-asian="13pt" style:font-size-complex="13pt"/>
    </style:style>
    <style:style style:name="T37" style:family="text">
      <style:text-properties fo:font-size="13pt" fo:background-color="#ffffff" loext:char-shading-value="0" style:font-size-asian="13pt" style:font-size-complex="13pt"/>
    </style:style>
    <style:style style:name="T38" style:family="text">
      <style:text-properties fo:font-size="13pt" officeooo:rsid="001c2184" fo:background-color="#ffffff" loext:char-shading-value="0" style:font-size-asian="13pt" style:font-size-complex="13pt"/>
    </style:style>
    <style:style style:name="T39" style:family="text">
      <style:text-properties fo:font-size="13pt" officeooo:rsid="001ca024" fo:background-color="#ffffff" loext:char-shading-value="0" style:font-size-asian="13pt" style:font-size-complex="13pt"/>
    </style:style>
    <style:style style:name="T40" style:family="text">
      <style:text-properties fo:font-size="13pt" officeooo:rsid="001ff79c" fo:background-color="#ffffff" loext:char-shading-value="0" style:font-size-asian="13pt" style:font-size-complex="13pt"/>
    </style:style>
    <style:style style:name="T41" style:family="text">
      <style:text-properties fo:font-size="13pt" officeooo:rsid="00314f25" fo:background-color="#ffffff" loext:char-shading-value="0" style:font-size-asian="13pt" style:font-size-complex="13pt"/>
    </style:style>
    <style:style style:name="T42" style:family="text">
      <style:text-properties fo:font-size="13pt" fo:font-weight="bold" fo:background-color="#ffffff" loext:char-shading-value="0" style:font-size-asian="13pt" style:font-weight-asian="bold" style:font-size-complex="13pt"/>
    </style:style>
    <style:style style:name="T43" style:family="text">
      <style:text-properties fo:font-size="13pt" fo:font-weight="bold" officeooo:rsid="0025c2ed" fo:background-color="#ffffff" loext:char-shading-value="0" style:font-size-asian="13pt" style:font-weight-asian="bold" style:font-size-complex="13pt"/>
    </style:style>
    <style:style style:name="T44" style:family="text">
      <style:text-properties fo:font-size="13pt" fo:font-weight="bold" officeooo:rsid="0029242b" fo:background-color="#ffffff" loext:char-shading-value="0" style:font-size-asian="13pt" style:font-weight-asian="bold" style:font-size-complex="13pt"/>
    </style:style>
    <style:style style:name="T45" style:family="text">
      <style:text-properties fo:font-size="13pt" fo:font-weight="bold" officeooo:rsid="002f6fc7" fo:background-color="#ffffff" loext:char-shading-value="0" style:font-size-asian="13pt" style:font-weight-asian="bold" style:font-size-complex="13pt"/>
    </style:style>
    <style:style style:name="T46" style:family="text">
      <style:text-properties fo:color="#b00040" fo:font-size="13pt" fo:background-color="#ffffff" loext:char-shading-value="0" style:font-size-asian="13pt" style:font-size-complex="13pt"/>
    </style:style>
    <style:style style:name="T47" style:family="text">
      <style:text-properties fo:color="#b00040" fo:font-size="13pt" fo:font-weight="bold" fo:background-color="#ffffff" loext:char-shading-value="0" style:font-size-asian="13pt" style:font-weight-asian="bold" style:font-size-complex="13pt"/>
    </style:style>
    <style:style style:name="T48" style:family="text">
      <style:text-properties fo:color="#b00040" fo:font-size="12pt" fo:font-weight="bold" fo:background-color="#f8f9fa" loext:char-shading-value="0" style:font-name-asian="Verdana" style:font-size-asian="12pt" style:font-weight-asian="bold" style:font-name-complex="Verdana" style:font-size-complex="12pt"/>
    </style:style>
    <style:style style:name="T49" style:family="text">
      <style:text-properties fo:color="#b00040" fo:font-size="12pt" fo:background-color="#f8f9fa" loext:char-shading-value="0" style:font-name-asian="Verdana" style:font-size-asian="12pt" style:font-name-complex="Verdana" style:font-size-complex="12pt"/>
    </style:style>
    <style:style style:name="T50" style:family="text">
      <style:text-properties fo:color="#0000ff" fo:font-size="13pt" fo:background-color="#ffffff" loext:char-shading-value="0" style:font-size-asian="13pt" style:font-size-complex="13pt"/>
    </style:style>
    <style:style style:name="T51" style:family="text">
      <style:text-properties fo:color="#0000ff" fo:font-size="13pt" officeooo:rsid="002aaf0c" fo:background-color="#ffffff" loext:char-shading-value="0" style:font-size-asian="13pt" style:font-size-complex="13pt"/>
    </style:style>
    <style:style style:name="T52" style:family="text">
      <style:text-properties fo:color="#0000ff" fo:font-size="13pt" officeooo:rsid="002e4b91" fo:background-color="#ffffff" loext:char-shading-value="0" style:font-size-asian="13pt" style:font-size-complex="13pt"/>
    </style:style>
    <style:style style:name="T53" style:family="text">
      <style:text-properties fo:color="#0000ff" fo:font-size="13pt" officeooo:rsid="00343ef0" fo:background-color="#ffffff" loext:char-shading-value="0" style:font-size-asian="13pt" style:font-size-complex="13pt"/>
    </style:style>
    <style:style style:name="T54" style:family="text">
      <style:text-properties fo:color="#0000ff" fo:font-size="12pt" fo:background-color="#f8f9fa" loext:char-shading-value="0" style:font-name-asian="Verdana" style:font-size-asian="12pt" style:font-name-complex="Verdana" style:font-size-complex="12pt"/>
    </style:style>
    <style:style style:name="T55" style:family="text">
      <style:text-properties officeooo:rsid="001ca024"/>
    </style:style>
    <style:style style:name="T56" style:family="text">
      <style:text-properties officeooo:rsid="001ff79c"/>
    </style:style>
    <style:style style:name="T57" style:family="text">
      <style:text-properties officeooo:rsid="00212e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management de sémaphore dans processus</text:p>
      <text:p text:style-name="P9"/>
      <text:p text:style-name="P10"><text:s text:c="38"/></text:p>
      <text:list xml:id="list373121937938847708" text:style-name="WWNum6">
        <text:list-item>
          <text:p text:style-name="P28">Introduction</text:p>
        </text:list-item>
      </text:list>
      <text:p text:style-name="P8"/>
      <text:p text:style-name="P11"><text:span text:style-name="T1">Un </text:span><text:span text:style-name="T21">sémaphore</text:span><text:span text:style-name="T1"> est une </text:span><text:span text:style-name="T2">structur</text:span><text:span text:style-name="T1">e </text:span><text:span text:style-name="T2">de donnée</text:span><text:span text:style-name="T1"> pour </text:span><text:span text:style-name="T2">limiter</text:span><text:span text:style-name="T1"> l'accès à des ressources partagées </text:span><text:span text:style-name="T2">entre processus. Elle doit être simple et efficace.</text:span></text:p>
      <text:p text:style-name="P2"/>
      <text:p text:style-name="P2">Ce projet est d’implémenter les API pour le management des sémaphores, pour la communication <text:s/>et le partage des ressources parmi des processus. Nous avons 5 fonctionnalités: <text:s/></text:p>
      <text:p text:style-name="P2"><text:s text:c="4"/>- créer des sémaphores</text:p>
      <text:p text:style-name="P2"><text:s text:c="4"/>- s'attacher à un sémaphore</text:p>
      <text:p text:style-name="P2"><text:s text:c="4"/>- se détacher d'un sémaphore</text:p>
      <text:p text:style-name="P2"><text:s text:c="4"/>- faire un P() sur un sémaphore</text:p>
      <text:p text:style-name="P2"><text:s text:c="4"/>- faire un V() sur un sémaphore</text:p>
      <text:p text:style-name="P2"><text:s text:c="4"/>- afficher les infos d’un sémaphore ou de tous les sémaphores. </text:p>
      <text:p text:style-name="P11"><text:span text:style-name="T36"><text:s text:c="4"/></text:span><text:span text:style-name="T37">- effacer un sémaphore</text:span></text:p>
      <text:p text:style-name="P17"/>
      <text:p text:style-name="P2">Nous donnons méthodes nécessaires et faciles pour générer des sémaphores parmi des processus. Vous pouvez créer sémaphore et attacher processus par son nom, et les générer par son id. Vous pouvez aussi les surveiller tous le temps. Hors, vous pouvez effacer des sémaphores pour économiser</text:p>
      <text:p text:style-name="P2"/>
      <text:p text:style-name="P2">La limite que vous devez faire attention c’est qu’il y a nombre maximal <text:s/>des sémaphore (20) et des processus pour chaque sémaphore (100). </text:p>
      <text:list xml:id="list7477712287591264499" text:style-name="WWNum9">
        <text:list-item>
          <text:p text:style-name="P29">Manuel utilisateur</text:p>
        </text:list-item>
      </text:list>
      <text:list xml:id="list3803312308088602496" text:style-name="WWNum11">
        <text:list-item>
          <text:p text:style-name="P31">structures <text:s/></text:p>
        </text:list-item>
      </text:list>
      <text:p text:style-name="P18"><text:span text:style-name="T46"><text:s text:c="5"/></text:span><text:span text:style-name="T47">struct</text:span><text:span text:style-name="T46"> </text:span><text:span text:style-name="T50">mysem_info</text:span><text:span text:style-name="T37">{</text:span></text:p>
      <text:p text:style-name="P21"><text:tab/>char* name; <text:s text:c="3"/>/*nom du sémaphore*/</text:p>
      <text:p text:style-name="P18"><text:span text:style-name="T37"><text:tab/></text:span><text:span text:style-name="T38">int uid /* id du createur*/</text:span></text:p>
      <text:p text:style-name="P21"><text:s text:c="10"/>int sem_id; <text:s text:c="2"/>/*ID du sémaphore*/</text:p>
      <text:p text:style-name="P21"><text:tab/>int* pid_<text:span text:style-name="T56">table </text:span>; <text:s text:c="2"/>/* ?? un tableau de<text:span text:style-name="T55">s id des procs attachés * /</text:span></text:p>
      <text:p text:style-name="P21"><text:tab/><text:span text:style-name="T57">int value ; // nombre de ressources </text:span></text:p>
      <text:p text:style-name="P18"><text:span text:style-name="T37"><text:tab/></text:span><text:span text:style-name="T38">task_struct* <text:s/>list ; /* </text:span><text:span text:style-name="T39">un </text:span><text:span text:style-name="T40">tableau de processus </text:span><text:span text:style-name="T39"><text:s/></text:span><text:span text:style-name="T38">*/</text:span></text:p>
      <text:p text:style-name="P21"><text:s text:c="5"/>} ;</text:p>
      <text:p text:style-name="P22"><text:soft-page-break/></text:p>
      <text:list xml:id="list6051931523795532870" text:style-name="WWNum5">
        <text:list-item>
          <text:p text:style-name="P32">créer un sémaphore</text:p>
        </text:list-item>
      </text:list>
      <text:p text:style-name="P22"><text:s text:c="5"/></text:p>
      <text:p text:style-name="P18"><text:span text:style-name="T21"><text:s text:c="5"/></text:span><text:span text:style-name="T22">sem</text:span><text:span text:style-name="T50">_creer </text:span><text:span text:style-name="T37">- créer et initialiser un sémaphore avec un nom.</text:span></text:p>
      <text:p text:style-name="P18"><text:span text:style-name="T1"><text:s text:c="5"/></text:span><text:span text:style-name="T21">Synopsis</text:span></text:p>
      <text:p text:style-name="P18"><text:span text:style-name="T21"><text:s text:c="5"/></text:span><text:span text:style-name="T1">#include &lt;</text:span><text:span text:style-name="T3">sem</text:span><text:span text:style-name="T1">.h&gt;</text:span></text:p>
      <text:p text:style-name="P11"><text:span text:style-name="T48"><text:s text:c="4"/></text:span><text:span text:style-name="T49">int </text:span><text:span text:style-name="T54">sem_creer(</text:span><text:span text:style-name="T49">char*</text:span><text:span text:style-name="T34"> name, </text:span><text:span text:style-name="T35">int value</text:span><text:span text:style-name="T34">);</text:span></text:p>
      <text:p text:style-name="P11"><text:span text:style-name="T34"><text:s text:c="5"/></text:span><text:span text:style-name="T21">Description</text:span></text:p>
      <text:p text:style-name="P12"><text:span text:style-name="T21"><text:s text:c="2"/></text:span><text:span text:style-name="T42">mysem_creer()</text:span><text:span text:style-name="T1"> initialise un nouveau sémaphore </text:span><text:span text:style-name="T31">sem</text:span><text:span text:style-name="T1">. Le sémaphore est identifié par </text:span><text:span text:style-name="T31">name</text:span><text:span text:style-name="T1">.</text:span></text:p>
      <text:p text:style-name="P12"><text:span text:style-name="T1"><text:s text:c="5"/></text:span><text:span text:style-name="T31">name</text:span><text:span text:style-name="T1"> longueur du </text:span><text:span text:style-name="T31">name</text:span><text:span text:style-name="T1"> doit </text:span><text:span text:style-name="T19">etre &lt;</text:span><text:span text:style-name="T1"> à 256.</text:span></text:p>
      <text:p text:style-name="P11"><text:span text:style-name="T1"><text:s text:c="5"/></text:span><text:span text:style-name="T31">value</text:span><text:span text:style-name="T1"> est le nombre de res</text:span><text:span text:style-name="T20">s</text:span><text:span text:style-name="T1">ource initiale. </text:span></text:p>
      <text:p text:style-name="P3">Le sémaphore n'est modifiable ( P,V…) que par son créateur</text:p>
      <text:p text:style-name="P6"><text:s text:c="5"/>Return Value</text:p>
      <text:p text:style-name="P13"><text:span text:style-name="T1"><text:s text:c="4"/>Si </text:span><text:span text:style-name="T4">la création réussit </text:span><text:span text:style-name="T1">, </text:span><text:span text:style-name="T42">sem_creer() </text:span><text:span text:style-name="T1">retourne </text:span><text:span text:style-name="T4">l'</text:span><text:span text:style-name="T1">ID </text:span></text:p>
      <text:p text:style-name="P13"><text:span text:style-name="T1"><text:s text:c="3"/></text:span><text:span text:style-name="T4">Sinon </text:span><text:span text:style-name="T1"><text:s text:c="2"/></text:span><text:span text:style-name="T4">s</text:span><text:span text:style-name="T42">em_creer() </text:span><text:span text:style-name="T1">retourne -1;</text:span></text:p>
      <text:p text:style-name="P5"><text:s text:c="5"/>Errors</text:p>
      <text:p text:style-name="P11"><text:span text:style-name="T21"><text:s text:c="8"/>EEXIST <text:s/></text:span><text:span text:style-name="T1">le </text:span><text:span text:style-name="T31">name</text:span><text:span text:style-name="T1"> du sémaphore existe déjà.</text:span></text:p>
      <text:p text:style-name="P11"><text:span text:style-name="T1"><text:s text:c="8"/></text:span><text:span text:style-name="T21">EACCES <text:s/></text:span><text:span text:style-name="T1">le nombre des sémaphores </text:span><text:span text:style-name="T5">est trop élevé.</text:span><text:span text:style-name="T1"> </text:span></text:p>
      <text:p text:style-name="P2"/>
      <text:list xml:id="list8186478536924077622" text:style-name="WWNum7">
        <text:list-item>
          <text:p text:style-name="P33">s'attacher à un sémaphore</text:p>
        </text:list-item>
      </text:list>
      <text:p text:style-name="P11"><text:span text:style-name="T1"><text:s text:c="5"/></text:span><text:span text:style-name="T21">Name</text:span></text:p>
      <text:p text:style-name="P11"><text:span text:style-name="T21"><text:s text:c="4"/></text:span><text:span text:style-name="T50">sem_attacher </text:span><text:span text:style-name="T37">- attacher un processus à un sémaphore.</text:span></text:p>
      <text:p text:style-name="P23"><text:s text:c="5"/>Synopsis</text:p>
      <text:p text:style-name="P18"><text:span text:style-name="T21"><text:s text:c="5"/></text:span><text:span text:style-name="T1">#include &lt;mysem.h&gt;</text:span></text:p>
      <text:p text:style-name="P18"><text:span text:style-name="T1"><text:s text:c="5"/></text:span><text:span text:style-name="T46">int</text:span><text:span text:style-name="T1"> </text:span><text:span text:style-name="T50">sem_attacher</text:span><text:span text:style-name="T1">(</text:span><text:span text:style-name="T46">char*</text:span><text:span text:style-name="T1"> name, </text:span><text:span text:style-name="T6">int pid</text:span><text:span text:style-name="T1">);</text:span></text:p>
      <text:p text:style-name="P23"><text:s text:c="5"/>Description</text:p>
      <text:p text:style-name="P18"><text:span text:style-name="T50"><text:s text:c="3"/></text:span><text:span text:style-name="T42">mysem_</text:span><text:span text:style-name="T44">attache</text:span><text:span text:style-name="T42">()</text:span><text:span text:style-name="T50"> </text:span><text:span text:style-name="T9">attache</text:span><text:span text:style-name="T1"> le processus </text:span><text:span text:style-name="T6">donc le pid est indiqué à u</text:span><text:span text:style-name="T1">n sémaphore </text:span><text:span text:style-name="T7">dont le nom est name</text:span><text:span text:style-name="T1">. Il </text:span><text:span text:style-name="T7">doit r</text:span><text:span text:style-name="T1">ajouter le </text:span><text:span text:style-name="T42">task_struct </text:span><text:span text:style-name="T43">(*?)</text:span><text:span text:style-name="T1"> du processus à ce sémaphore.</text:span></text:p>
      <text:p text:style-name="P23"><text:s text:c="5"/>Return Value</text:p>
      <text:p text:style-name="P18"><text:span text:style-name="T21"><text:s text:c="5"/></text:span><text:span text:style-name="T1">Si </text:span><text:span text:style-name="T21"><text:s/></text:span><text:span text:style-name="T24">ca se déroule bien, </text:span><text:span text:style-name="T1">retourne ID du sémaphore; </text:span></text:p>
      <text:p text:style-name="P18"><text:span text:style-name="T1"><text:s text:c="5"/>si erreur, </text:span><text:span text:style-name="T42">mysem_attacher() </text:span><text:span text:style-name="T1">retourne -1.</text:span></text:p>
      <text:p text:style-name="P18"><text:span text:style-name="T1"><text:s text:c="5"/></text:span><text:span text:style-name="T21">Errors</text:span></text:p>
      <text:p text:style-name="P11"><text:span text:style-name="T1"><text:s text:c="9"/></text:span><text:span text:style-name="T21">EINVAL <text:s/></text:span><text:span text:style-name="T1">le sémaphore <text:s/></text:span><text:span text:style-name="T31">name </text:span><text:span text:style-name="T1">n’existe pas.</text:span></text:p>
      <text:p text:style-name="P14"><text:span text:style-name="T1"><text:s text:c="9"/></text:span><text:span text:style-name="T21">EINVAL <text:s/></text:span><text:span text:style-name="T1">le </text:span><text:span text:style-name="T7">processus </text:span><text:span text:style-name="T1"><text:s/></text:span><text:span text:style-name="T7">pid</text:span><text:span text:style-name="T31"> </text:span><text:span text:style-name="T1">n’existe pas.</text:span></text:p>
      <text:p text:style-name="P11"><text:span text:style-name="T1"><text:s text:c="9"/></text:span><text:span text:style-name="T21">EEXIST <text:s/></text:span><text:span text:style-name="T1">le processus est déja attaché sur le sémaphore.</text:span></text:p>
      <text:p text:style-name="P11"><text:span text:style-name="T1"><text:s text:c="9"/></text:span><text:span text:style-name="T21">EACCES <text:s/></text:span><text:span text:style-name="T1">le nombre de processus </text:span><text:span text:style-name="T7">est atteint</text:span></text:p>
      <text:p text:style-name="P5"/>
      <text:list xml:id="list1652493801483236865" text:style-name="WWNum4">
        <text:list-item>
          <text:p text:style-name="P34">détacher le processus d’un sémaphore </text:p>
        </text:list-item>
      </text:list>
      <text:p text:style-name="P5"><text:soft-page-break/><text:s text:c="5"/>Name</text:p>
      <text:p text:style-name="P11"><text:span text:style-name="T21"><text:s text:c="5"/></text:span><text:span text:style-name="T50">mysem_detacher </text:span><text:span text:style-name="T37">- détacher un processus d’un sémaphore.</text:span></text:p>
      <text:p text:style-name="P23"><text:s text:c="5"/>Synopsis</text:p>
      <text:p text:style-name="P18"><text:span text:style-name="T21"><text:s text:c="5"/></text:span><text:span text:style-name="T1">#include &lt;sem.h&gt;</text:span></text:p>
      <text:p text:style-name="P19"><text:span text:style-name="T1"><text:s text:c="5"/></text:span><text:span text:style-name="T46">int</text:span><text:span text:style-name="T1"> </text:span><text:span text:style-name="T8">s</text:span><text:span text:style-name="T50">em_detacher</text:span><text:span text:style-name="T1">(</text:span><text:span text:style-name="T46">unsigned int </text:span><text:span text:style-name="T37">sem_id, </text:span><text:span text:style-name="T6">int pid</text:span><text:span text:style-name="T1">);</text:span></text:p>
      <text:p text:style-name="P23"><text:s text:c="5"/>Description</text:p>
      <text:p text:style-name="P20"><text:span text:style-name="T50"><text:s text:c="3"/></text:span><text:span text:style-name="T21">mysem_</text:span><text:span text:style-name="T25">detacher</text:span><text:span text:style-name="T21">()</text:span><text:span text:style-name="T50"> </text:span><text:span text:style-name="T51">détahce le pr</text:span><text:span text:style-name="T1">ocessus </text:span><text:span text:style-name="T6">donc le pid est indiqué à u</text:span><text:span text:style-name="T1">n sémaphore </text:span><text:span text:style-name="T7">dont le nom est name</text:span><text:span text:style-name="T1">. Il </text:span><text:span text:style-name="T7">doit r</text:span><text:span text:style-name="T1">ajouter le </text:span><text:span text:style-name="T21">task_struct </text:span><text:span text:style-name="T23">(*?)</text:span><text:span text:style-name="T1"> du processus à ce sémaphore.</text:span></text:p>
      <text:p text:style-name="P23"><text:s text:c="5"/>Return Value</text:p>
      <text:p text:style-name="P18"><text:span text:style-name="T21"><text:s text:c="5"/></text:span><text:span text:style-name="T1">Si success, </text:span><text:span text:style-name="T42">mysem_detacher() </text:span><text:span text:style-name="T1">retourne ID du processus </text:span><text:span text:style-name="T10">détaché </text:span><text:span text:style-name="T1">;</text:span></text:p>
      <text:p text:style-name="P18"><text:span text:style-name="T1"><text:s text:c="5"/>si erreur, </text:span><text:span text:style-name="T42">mysem_detacher() </text:span><text:span text:style-name="T1">retourne -1.</text:span></text:p>
      <text:p text:style-name="P18"><text:span text:style-name="T1"><text:s text:c="5"/></text:span><text:span text:style-name="T21">Errors</text:span></text:p>
      <text:p text:style-name="P15"><text:span text:style-name="T1"><text:s text:c="7"/></text:span><text:span text:style-name="T21">EINVAL <text:s/></text:span><text:span text:style-name="T1">le sémaphore s</text:span><text:span text:style-name="T17">em_id</text:span><text:span text:style-name="T31"> </text:span><text:span text:style-name="T1">n’existe pas.</text:span></text:p>
      <text:p text:style-name="P15"><text:span text:style-name="T1"><text:s text:c="9"/></text:span><text:span text:style-name="T21">EINVAL <text:s/></text:span><text:span text:style-name="T1">le </text:span><text:span text:style-name="T7">processus </text:span><text:span text:style-name="T1"><text:s/></text:span><text:span text:style-name="T7">pid</text:span><text:span text:style-name="T31"> </text:span><text:span text:style-name="T1">n’existe pas </text:span><text:span text:style-name="T10">ou n'est pas détaché</text:span></text:p>
      <text:p text:style-name="P15"><text:span text:style-name="T1"><text:s/> </text:span><text:span text:style-name="T7">?? </text:span><text:span text:style-name="T11">Il doit manquer des erreurs </text:span></text:p>
      <text:p text:style-name="P5"/>
      <text:list xml:id="list130341669086998" text:continue-numbering="true" text:style-name="WWNum4">
        <text:list-item>
          <text:p text:style-name="P34">faire un P() sur un sémaphore </text:p>
        </text:list-item>
      </text:list>
      <text:p text:style-name="P5"><text:s text:c="5"/>Name</text:p>
      <text:p text:style-name="P11"><text:span text:style-name="T21"><text:s text:c="5"/></text:span><text:span text:style-name="T50">sem_</text:span><text:span text:style-name="T52">p</text:span><text:span text:style-name="T50"> </text:span><text:span text:style-name="T37">- <text:s/>P() sur un sémaphore.</text:span></text:p>
      <text:p text:style-name="P23"><text:s text:c="5"/>Synopsis</text:p>
      <text:p text:style-name="P18"><text:span text:style-name="T21"><text:s text:c="5"/></text:span><text:span text:style-name="T1">#include &lt;mysem.h&gt;</text:span></text:p>
      <text:p text:style-name="P18"><text:span text:style-name="T1"><text:s text:c="5"/></text:span><text:span text:style-name="T46">int</text:span><text:span text:style-name="T1"> </text:span><text:span text:style-name="T50">sem_</text:span><text:span text:style-name="T52">p </text:span><text:span text:style-name="T1">(</text:span><text:span text:style-name="T46"> int </text:span><text:span text:style-name="T37">sem_id</text:span><text:span text:style-name="T1">);</text:span></text:p>
      <text:p text:style-name="P23"><text:s text:c="5"/>Description</text:p>
      <text:p text:style-name="P18"><text:span text:style-name="T50"><text:s text:c="5"/></text:span><text:span text:style-name="T42">sem_</text:span><text:span text:style-name="T45">p</text:span><text:span text:style-name="T42">()</text:span><text:span text:style-name="T50"> </text:span><text:span text:style-name="T37">fait l’opération P() sur</text:span><text:span text:style-name="T1"> un sémaphore </text:span><text:span text:style-name="T12">qui a pour id sem_id</text:span></text:p>
      <text:p text:style-name="P22"><text:s text:c="6"/></text:p>
      <text:p text:style-name="P18"><text:span text:style-name="T1"><text:s text:c="5"/>P() - <text:s/></text:span><text:span text:style-name="T12">if (value</text:span><text:span text:style-name="T1"> </text:span><text:span text:style-name="T12">&gt;</text:span><text:span text:style-name="T1"> 0</text:span><text:span text:style-name="T12">)</text:span><text:span text:style-name="T1"> </text:span></text:p>
      <text:p text:style-name="P18"><text:span text:style-name="T32"><text:s text:c="14"/></text:span><text:span text:style-name="T31">value </text:span><text:span text:style-name="T1">=</text:span><text:span text:style-name="T31">value</text:span><text:span text:style-name="T1">-1;</text:span></text:p>
      <text:p text:style-name="P24"/>
      <text:p text:style-name="P18"><text:span text:style-name="T1"><text:tab/></text:span><text:span text:style-name="T12">else </text:span><text:span text:style-name="T1"><text:s/></text:span><text:span text:style-name="T32">wait() </text:span><text:span text:style-name="T1">processus… </text:span><text:span text:style-name="T12">Doit-on endormir le processus ? Pause ? Schedule ?</text:span></text:p>
      <text:p text:style-name="P23"><text:s text:c="5"/>Return Value</text:p>
      <text:p text:style-name="P18"><text:span text:style-name="T21"><text:s text:c="5"/></text:span><text:span text:style-name="T1">Si ç</text:span><text:span text:style-name="T12">a se passe bien </text:span><text:span text:style-name="T21">sem_</text:span><text:span text:style-name="T26">p</text:span><text:span text:style-name="T21">()</text:span><text:span text:style-name="T1"> retourne 0; </text:span></text:p>
      <text:p text:style-name="P18"><text:span text:style-name="T1"><text:s text:c="5"/>si</text:span><text:span text:style-name="T12">non </text:span><text:span text:style-name="T1"><text:s/></text:span><text:span text:style-name="T21">sem_</text:span><text:span text:style-name="T26">p</text:span><text:span text:style-name="T21">()</text:span><text:span text:style-name="T1"> retourne -1.</text:span></text:p>
      <text:p text:style-name="P18"><text:span text:style-name="T1"><text:s text:c="5"/></text:span><text:span text:style-name="T21">Errors</text:span></text:p>
      <text:p text:style-name="P5">???</text:p>
      <text:p text:style-name="P5"/>
      <text:list xml:id="list130340849908197" text:continue-numbering="true" text:style-name="WWNum4">
        <text:list-item>
          <text:p text:style-name="P34">faire un V() </text:p>
        </text:list-item>
      </text:list>
      <text:p text:style-name="P11"><text:span text:style-name="T48"><text:s text:c="5"/></text:span><text:span text:style-name="T21">Name</text:span></text:p>
      <text:p text:style-name="P11"><text:span text:style-name="T21"><text:s text:c="6"/></text:span><text:span text:style-name="T27">s</text:span><text:span text:style-name="T50">em_up </text:span><text:span text:style-name="T37">- faire </text:span><text:span text:style-name="T41">un</text:span><text:span text:style-name="T37"> V() .</text:span></text:p>
      <text:p text:style-name="P23"><text:soft-page-break/><text:s text:c="6"/>Synopsis</text:p>
      <text:p text:style-name="P18"><text:span text:style-name="T21"><text:s text:c="6"/></text:span><text:span text:style-name="T1">#include &lt;sem.h&gt;</text:span></text:p>
      <text:p text:style-name="P18"><text:span text:style-name="T1"><text:s text:c="6"/></text:span><text:span text:style-name="T46">int</text:span><text:span text:style-name="T1"> </text:span><text:span text:style-name="T50">mysem_up</text:span><text:span text:style-name="T1">(</text:span><text:span text:style-name="T46">int </text:span><text:span text:style-name="T37">s</text:span><text:span text:style-name="T41">em_</text:span><text:span text:style-name="T37">id</text:span><text:span text:style-name="T1">);</text:span></text:p>
      <text:p text:style-name="P23"><text:s text:c="6"/>Description</text:p>
      <text:p text:style-name="P18"><text:span text:style-name="T50"><text:s text:c="5"/></text:span><text:span text:style-name="T42">mysem_up()</text:span><text:span text:style-name="T50"> </text:span><text:span text:style-name="T37">fait l’opération V() sur</text:span><text:span text:style-name="T1"> un sémaphore </text:span></text:p>
      <text:p text:style-name="P22"/>
      <text:p text:style-name="P18"><text:span text:style-name="T1"><text:s text:c="6"/>V() - <text:s/></text:span><text:span text:style-name="T31">value</text:span><text:span text:style-name="T1">&lt;=</text:span><text:span text:style-name="T31">value</text:span><text:span text:style-name="T1">+1 (voir </text:span><text:span text:style-name="T31">value</text:span><text:span text:style-name="T1"> dans </text:span><text:span text:style-name="T21">mysem_init()</text:span><text:span text:style-name="T1">);</text:span></text:p>
      <text:p text:style-name="P18"><text:span text:style-name="T1"><text:s text:c="15"/></text:span><text:span text:style-name="T31">continue</text:span><text:span text:style-name="T1">;</text:span></text:p>
      <text:p text:style-name="P23"><text:s text:c="5"/>Return Value</text:p>
      <text:p text:style-name="P18"><text:span text:style-name="T21"><text:s text:c="5"/></text:span><text:span text:style-name="T1">Si c</text:span><text:span text:style-name="T13">a se passe bien </text:span><text:span text:style-name="T1">retourne 0; </text:span></text:p>
      <text:p text:style-name="P18"><text:span text:style-name="T1"><text:s text:c="5"/>si</text:span><text:span text:style-name="T13">non</text:span><text:span text:style-name="T1"> retourne -1.</text:span></text:p>
      <text:p text:style-name="P18"><text:span text:style-name="T1"><text:s text:c="5"/></text:span><text:span text:style-name="T21">Errors</text:span></text:p>
      <text:p text:style-name="P5">???</text:p>
      <text:list xml:id="list8526356017289133502" text:style-name="WWNum1">
        <text:list-item>
          <text:p text:style-name="P35">afficher l’info d’un sémaphore</text:p>
        </text:list-item>
      </text:list>
      <text:p text:style-name="P5"><text:s text:c="5"/>Name</text:p>
      <text:p text:style-name="P11"><text:span text:style-name="T21"><text:s text:c="5"/></text:span><text:span text:style-name="T50">sem_list</text:span><text:span text:style-name="T1"> - afficher l’info d’un sémaphore</text:span></text:p>
      <text:p text:style-name="P8"><text:span text:style-name="T33"><text:s text:c="5"/></text:span><text:span text:style-name="T21">Synopsis</text:span></text:p>
      <text:p text:style-name="P22"><text:s text:c="6"/>#include &lt;mysem.h&gt;</text:p>
      <text:p text:style-name="P18"><text:span text:style-name="T1"><text:s text:c="6"/>int </text:span><text:span text:style-name="T14">sem</text:span><text:span text:style-name="T1">_list( </text:span><text:span text:style-name="T46">int</text:span><text:span text:style-name="T1"> sem_id); </text:span></text:p>
      <text:p text:style-name="P23"><text:s text:c="6"/>Description</text:p>
      <text:p text:style-name="P16"><text:span text:style-name="T21"><text:s text:c="5"/>mysem_list()</text:span><text:span text:style-name="T1"> </text:span><text:span text:style-name="T14">affiche</text:span><text:span text:style-name="T1"> le nom, l'ID et les IDs des processus d'un sémaphore dans.</text:span></text:p>
      <text:p text:style-name="P16"><text:span text:style-name="T14">Il faut l'id du </text:span><text:span text:style-name="T1">du sémaphore(</text:span><text:span text:style-name="T31">sem_id</text:span><text:span text:style-name="T1">).</text:span></text:p>
      <text:p text:style-name="P23"><text:s text:c="6"/>Return Value</text:p>
      <text:p text:style-name="P18"><text:span text:style-name="T21"><text:s text:c="6"/></text:span><text:span text:style-name="T1">Si success, </text:span><text:span text:style-name="T21">mysem_list()</text:span><text:span text:style-name="T1"> retourne 0; </text:span></text:p>
      <text:p text:style-name="P18"><text:span text:style-name="T1"><text:s text:c="6"/>si erreur, </text:span><text:span text:style-name="T21">mysem_list()</text:span><text:span text:style-name="T1"> retourne -1.</text:span></text:p>
      <text:p text:style-name="P18"><text:span text:style-name="T1"><text:s text:c="6"/></text:span><text:span text:style-name="T21">Errors</text:span></text:p>
      <text:p text:style-name="P11"><text:span text:style-name="T1"><text:s text:c="10"/></text:span><text:span text:style-name="T18">vvvvvvvvvvvvvvvvvvvvvvvvvvvvvvvvvvvvvvvvvvvvvvvvvvv</text:span><text:span text:style-name="T42">EEXIST</text:span><text:span text:style-name="T1"> <text:s/>le sémaphore n'existe pas</text:span></text:p>
      <text:p text:style-name="P2"/>
      <text:list xml:id="list4598103564936519172" text:style-name="WWNum8">
        <text:list-item>
          <text:p text:style-name="P36">effacer un sémaphore <text:s/></text:p>
        </text:list-item>
      </text:list>
      <text:p text:style-name="P8"><text:span text:style-name="T33"><text:s text:c="5"/></text:span><text:span text:style-name="T21">Name</text:span></text:p>
      <text:p text:style-name="P11"><text:span text:style-name="T21"><text:s text:c="4"/></text:span><text:span text:style-name="T28">s</text:span><text:span text:style-name="T50">em_</text:span><text:span text:style-name="T53">exit</text:span><text:span text:style-name="T1"> - efface un sémaphore</text:span></text:p>
      <text:p text:style-name="P8"><text:span text:style-name="T33"><text:s text:c="5"/></text:span><text:span text:style-name="T21">Synopsis</text:span></text:p>
      <text:p text:style-name="P22"><text:s text:c="6"/>#include &lt;sem.h&gt;</text:p>
      <text:p text:style-name="P18"><text:span text:style-name="T1"><text:s text:c="6"/>int mysem_remove(</text:span><text:span text:style-name="T46"> int </text:span><text:span text:style-name="T37">sem_id</text:span><text:span text:style-name="T1">); </text:span></text:p>
      <text:p text:style-name="P23"><text:s text:c="6"/>Description</text:p>
      <text:p text:style-name="P11"><text:span text:style-name="T21"><text:s text:c="2"/>sem_remove()</text:span><text:span text:style-name="T1"> efface un sémaphore </text:span></text:p>
      <text:p text:style-name="P23"><text:s text:c="6"/>Return Value</text:p>
      <text:p text:style-name="P8"><text:span text:style-name="T33"><text:s text:c="6"/></text:span><text:span text:style-name="T1">Si <text:s/></text:span><text:span text:style-name="T15">ca marche</text:span><text:span text:style-name="T1">, </text:span><text:span text:style-name="T21">sem_remove()</text:span><text:span text:style-name="T1"> retourne 0; </text:span></text:p>
      <text:p text:style-name="P18"><text:soft-page-break/><text:span text:style-name="T1"><text:s text:c="6"/>si</text:span><text:span text:style-name="T15">non</text:span><text:span text:style-name="T1">, </text:span><text:span text:style-name="T15">s</text:span><text:span text:style-name="T21">em_remove()</text:span><text:span text:style-name="T1"> retourne -1.</text:span></text:p>
      <text:p text:style-name="P18"><text:span text:style-name="T1"><text:s text:c="6"/></text:span><text:span text:style-name="T21">Errors</text:span></text:p>
      <text:p text:style-name="P11"><text:span text:style-name="T1"><text:s text:c="10"/></text:span><text:span text:style-name="T42">EEXIST</text:span><text:span text:style-name="T1"> <text:s/>le sémaphore n'existe pas.</text:span></text:p>
      <text:list xml:id="list3850225986623194214" text:style-name="WWNum2">
        <text:list-item>
          <text:p text:style-name="P30">Implémentation</text:p>
        </text:list-item>
      </text:list>
      <text:p text:style-name="P8"><text:span text:style-name="T21"><text:s text:c="5"/></text:span><text:span text:style-name="T1">Pour générer les sémaphores dans noyau, nous avons </text:span><text:span text:style-name="T16">1</text:span><text:span text:style-name="T1"> structures de donnée et 2 macros.</text:span></text:p>
      <text:p text:style-name="P8"><text:span text:style-name="T1"><text:s text:c="5"/></text:span><text:span text:style-name="T21">- Mac</text:span><text:span text:style-name="T30">v</text:span></text:p>
      <text:p text:style-name="P8"><text:span text:style-name="T1"><text:s text:c="7"/>#define </text:span><text:span text:style-name="T21">MAX_NB_PS <text:s/></text:span><text:span text:style-name="T29">20</text:span><text:span text:style-name="T21"> </text:span><text:span text:style-name="T1">le nombre maximal de processus autorisé</text:span><text:span text:style-name="T16">s sur un semaphore</text:span></text:p>
      <text:p text:style-name="P11"><text:span text:style-name="T21"><text:s text:c="5"/></text:span><text:span text:style-name="T1">#define </text:span><text:span text:style-name="T21">MAX_NB_SEM </text:span><text:span text:style-name="T29">50</text:span><text:span text:style-name="T21"> </text:span><text:span text:style-name="T1">le nombre maximal de sémaphore</text:span><text:span text:style-name="T16">s</text:span><text:span text:style-name="T1"> autorisé</text:span><text:span text:style-name="T16">s</text:span></text:p>
      <text:list xml:id="list1265680873980269365" text:style-name="WWNum3">
        <text:list-item>
          <text:p text:style-name="P37">Recette</text:p>
        </text:list-item>
      </text:list>
      <text:list xml:id="list9065900741643341380" text:style-name="WWNum10">
        <text:list-item>
          <text:p text:style-name="P38">Test1</text:p>
        </text:list-item>
      </text:list>
      <text:p text:style-name="P4">P</text:p>
      <text:p text:style-name="P1">S = créer();</text:p>
      <text:p text:style-name="P1">list_all();</text:p>
      <text:p text:style-name="P1">attacher(S);</text:p>
      <text:p text:style-name="P1">list(S);</text:p>
      <text:p text:style-name="P1">détacher(S);</text:p>
      <text:p text:style-name="P1">list(S);</text:p>
      <text:p text:style-name="P1">effacer(S);</text:p>
      <text:p text:style-name="P1">list_all();</text:p>
      <text:p text:style-name="P7"><text:s text:c="10"/></text:p>
      <text:list xml:id="list130340103844964" text:continue-numbering="true" text:style-name="WWNum10">
        <text:list-item>
          <text:p text:style-name="P38">Test2</text:p>
        </text:list-item>
      </text:list>
      <text:p text:style-name="P1">2 processus attachant 1 sémaphore.</text:p>
      <text:p text:style-name="P4">P1 <text:s text:c="46"/>P2</text:p>
      <text:p text:style-name="P1">while(1){ <text:s text:c="37"/>while(1){</text:p>
      <text:p text:style-name="P1"><text:s text:c="4"/>S1 = créer()<text:tab/> <text:s text:c="25"/>attacher(S1);</text:p>
      <text:p text:style-name="P1"><text:s text:c="4"/>attacher(S1) <text:s text:c="32"/>P(S1);</text:p>
      <text:p text:style-name="P1"><text:s text:c="4"/>P(S1) <text:tab/> <text:s text:c="21"/><text:tab/> <text:s text:c="6"/>print(“P2 utilise S1”);</text:p>
      <text:p text:style-name="P1"><text:s text:c="4"/>print(“P1 utilise S1”); <text:s/><text:tab/> <text:s text:c="3"/><text:tab/> <text:s text:c="6"/>sleep(2);<text:tab/></text:p>
      <text:p text:style-name="P1"><text:s text:c="4"/>sleep(2); <text:s text:c="37"/>V(S1);</text:p>
      <text:p text:style-name="P1"><text:s text:c="4"/>V(S1); <text:s text:c="36"/>}</text:p>
      <text:p text:style-name="P1">}</text:p>
      <text:p text:style-name="P1"/>
      <text:p text:style-name="P27">Pour ajouter un nouvel appel dans le noyau, juste ecrire dans la table : sys_nomappel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keep-together="auto" fo:orphans="2" fo:widows="2" fo:text-indent="0cm" style:auto-text-indent="false" fo:keep-with-next="auto"/>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3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4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3pt"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3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4pt"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3pt"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3pt"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4pt"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4pt"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4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text:start-value="7">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I" text:start-value="3">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3.175cm" fo:margin-left="3.81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4" style:num-prefix="("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5" style:num-prefix="(" style:num-suffix=")" style:num-format="a" style:num-letter-sync="true">
        <style:list-level-properties text:list-level-position-and-space-mode="label-alignment">
          <style:list-level-label-alignment text:label-followed-by="listtab" fo:text-indent="6.985cm" fo:margin-left="7.62cm"/>
        </style:list-level-properties>
      </text:list-level-style-number>
      <text:list-level-style-number text:level="7" text:style-name="ListLabel_20_16" style:num-prefix="("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8" text:style-name="ListLabel_20_17" style:num-prefix="("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8" style:num-prefix="("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I" text:start-value="4">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3.175cm" fo:margin-left="3.81cm"/>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fo:text-indent="4.445cm" fo:margin-left="5.08cm"/>
        </style:list-level-properties>
      </text:list-level-style-number>
      <text:list-level-style-number text:level="5" text:style-name="ListLabel_20_23" style:num-prefix="("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6" text:style-name="ListLabel_20_24" style:num-prefix="(" style:num-suffix=")" style:num-format="a" style:num-letter-sync="true">
        <style:list-level-properties text:list-level-position-and-space-mode="label-alignment">
          <style:list-level-label-alignment text:label-followed-by="listtab" fo:text-indent="6.985cm" fo:margin-left="7.62cm"/>
        </style:list-level-properties>
      </text:list-level-style-number>
      <text:list-level-style-number text:level="7" text:style-name="ListLabel_20_25" style:num-prefix="("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8" text:style-name="ListLabel_20_26" style:num-prefix="("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27" style:num-prefix="("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31" style:num-prefix="("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2" style:num-prefix="("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3" style:num-prefix="("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40" style:num-prefix="("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41" style:num-prefix="("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42" style:num-prefix="("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48" style:num-suffix="." style:num-format="1">
        <style:list-level-properties text:list-level-position-and-space-mode="label-alignment">
          <style:list-level-label-alignment text:label-followed-by="listtab" fo:text-indent="3.175cm" fo:margin-left="3.81cm"/>
        </style:list-level-properties>
      </text:list-level-style-number>
      <text:list-level-style-number text:level="4" text:style-name="ListLabel_20_49" style:num-suffix=")" style:num-format="a" style:num-letter-sync="true">
        <style:list-level-properties text:list-level-position-and-space-mode="label-alignment">
          <style:list-level-label-alignment text:label-followed-by="listtab" fo:text-indent="4.445cm" fo:margin-left="5.08cm"/>
        </style:list-level-properties>
      </text:list-level-style-number>
      <text:list-level-style-number text:level="5" text:style-name="ListLabel_20_50" style:num-prefix="("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6" text:style-name="ListLabel_20_51" style:num-prefix="(" style:num-suffix=")" style:num-format="a" style:num-letter-sync="true">
        <style:list-level-properties text:list-level-position-and-space-mode="label-alignment">
          <style:list-level-label-alignment text:label-followed-by="listtab" fo:text-indent="6.985cm" fo:margin-left="7.62cm"/>
        </style:list-level-properties>
      </text:list-level-style-number>
      <text:list-level-style-number text:level="7" text:style-name="ListLabel_20_52" style:num-prefix="("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8" text:style-name="ListLabel_20_53" style:num-prefix="("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54" style:num-prefix="("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58" style:num-prefix="("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60" style:num-prefix="("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1" text:start-value="8">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67" style:num-prefix="("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68" style:num-prefix="("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69" style:num-prefix="("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I" text:start-value="2">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75" style:num-suffix="." style:num-format="1">
        <style:list-level-properties text:list-level-position-and-space-mode="label-alignment">
          <style:list-level-label-alignment text:label-followed-by="listtab" fo:text-indent="3.175cm" fo:margin-left="3.81cm"/>
        </style:list-level-properties>
      </text:list-level-style-number>
      <text:list-level-style-number text:level="4" text:style-name="ListLabel_20_76" style:num-suffix=")" style:num-format="a" style:num-letter-sync="true">
        <style:list-level-properties text:list-level-position-and-space-mode="label-alignment">
          <style:list-level-label-alignment text:label-followed-by="listtab" fo:text-indent="4.445cm" fo:margin-left="5.08cm"/>
        </style:list-level-properties>
      </text:list-level-style-number>
      <text:list-level-style-number text:level="5" text:style-name="ListLabel_20_77" style:num-prefix="("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6" text:style-name="ListLabel_20_78" style:num-prefix="(" style:num-suffix=")" style:num-format="a" style:num-letter-sync="true">
        <style:list-level-properties text:list-level-position-and-space-mode="label-alignment">
          <style:list-level-label-alignment text:label-followed-by="listtab" fo:text-indent="6.985cm" fo:margin-left="7.62cm"/>
        </style:list-level-properties>
      </text:list-level-style-number>
      <text:list-level-style-number text:level="7" text:style-name="ListLabel_20_79" style:num-prefix="("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8" text:style-name="ListLabel_20_80" style:num-prefix="("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81" style:num-prefix="("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85" style:num-prefix="("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86" style:num-prefix="("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87" style:num-prefix="("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94" style:num-prefix="("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95" style:num-prefix="("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96" style:num-prefix="("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2:28:46.917344214</meta:creation-date>
    <meta:generator>LibreOffice/4.2.8.2$Linux_x86 LibreOffice_project/420m0$Build-2</meta:generator>
    <dc:date>2017-05-11T13:03:39.775123912</dc:date>
    <meta:editing-duration>PT8H27M59S</meta:editing-duration>
    <meta:editing-cycles>29</meta:editing-cycles>
    <meta:document-statistic meta:table-count="0" meta:image-count="0" meta:object-count="0" meta:page-count="5" meta:paragraph-count="160" meta:word-count="815" meta:character-count="6061" meta:non-whitespace-character-count="4413"/>
  </office:meta>
</office:document-meta>
</file>